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4" svg:font-family="'Liberation Sans'" style:font-family-generic="roman" style:font-pitch="variable"/>
    <style:font-face style:name="Liberation Sans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Location">
      <style:graphic-properties draw:textarea-vertical-align="middle" draw:auto-grow-height="false" fo:min-height="3.941cm" fo:min-width="7.406cm"/>
    </style:style>
    <style:style style:name="gr2" style:family="graphic" style:parent-style-name="Locations">
      <style:graphic-properties fo:min-height="0.626cm"/>
      <style:paragraph-properties style:writing-mode="lr-tb"/>
    </style:style>
    <style:style style:name="gr3" style:family="graphic" style:parent-style-name="Location">
      <style:graphic-properties draw:textarea-vertical-align="middle" draw:auto-grow-height="false" fo:min-height="14.482cm" fo:min-width="5.376cm"/>
    </style:style>
    <style:style style:name="gr4" style:family="graphic" style:parent-style-name="Location">
      <style:graphic-properties draw:textarea-vertical-align="middle" draw:auto-grow-height="false" fo:min-height="16.26cm" fo:min-width="16.679cm"/>
    </style:style>
    <style:style style:name="gr5" style:family="graphic" style:parent-style-name="objectwithoutfill">
      <style:graphic-properties draw:stroke="dash" draw:stroke-dash="Dash" draw:fill="solid" draw:textarea-vertical-align="middle"/>
    </style:style>
    <style:style style:name="gr6" style:family="graphic" style:parent-style-name="Location">
      <style:graphic-properties draw:textarea-vertical-align="middle" draw:auto-grow-height="false" fo:min-height="5.084cm" fo:min-width="6.747cm"/>
    </style:style>
    <style:style style:name="gr7" style:family="graphic" style:parent-style-name="Control_20_circuitry">
      <style:graphic-properties draw:textarea-vertical-align="middle" draw:auto-grow-height="false" fo:min-height="2.36cm" fo:min-width="2.167cm"/>
      <style:paragraph-properties style:writing-mode="lr-tb"/>
    </style:style>
    <style:style style:name="gr8" style:family="graphic" style:parent-style-name="External_20_Equipment">
      <style:graphic-properties draw:textarea-vertical-align="middle" draw:auto-grow-height="false" fo:min-height="2.163cm" fo:min-width="2.929cm"/>
      <style:paragraph-properties style:writing-mode="lr-tb"/>
    </style:style>
    <style:style style:name="gr9" style:family="graphic" style:parent-style-name="Comms_20_circuitry">
      <style:graphic-properties draw:textarea-vertical-align="middle" draw:auto-grow-height="false" fo:min-height="0.512cm" fo:min-width="2.929cm"/>
      <style:paragraph-properties style:writing-mode="lr-tb"/>
    </style:style>
    <style:style style:name="gr10" style:family="graphic" style:parent-style-name="objectwithoutfill">
      <style:graphic-properties draw:marker-end="Arrowheads_20_1" draw:fill="solid" draw:textarea-vertical-align="middle"/>
    </style:style>
    <style:style style:name="gr11" style:family="graphic" style:parent-style-name="objectwithoutfill">
      <style:graphic-properties draw:marker-start="Arrowheads_20_1" draw:marker-end="" draw:fill="solid" draw:textarea-vertical-align="middle"/>
    </style:style>
    <style:style style:name="gr12" style:family="graphic" style:parent-style-name="Power_20_connection">
      <style:graphic-properties draw:marker-start="Arrowheads_20_2" draw:marker-end="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USB">
      <style:graphic-properties draw:textarea-vertical-align="middle"/>
    </style:style>
    <style:style style:name="gr15" style:family="graphic" style:parent-style-name="Location">
      <style:graphic-properties draw:textarea-vertical-align="middle" draw:auto-grow-height="false" fo:min-height="18.444cm" fo:min-width="21.733cm"/>
    </style:style>
    <style:style style:name="gr16" style:family="graphic" style:parent-style-name="Power_20_circuitry">
      <style:graphic-properties draw:textarea-vertical-align="middle" draw:auto-grow-height="false" fo:min-height="0.639cm" fo:min-width="2.04cm"/>
      <style:paragraph-properties style:writing-mode="lr-tb"/>
    </style:style>
    <style:style style:name="gr17" style:family="graphic" style:parent-style-name="Control_20_circuitry">
      <style:graphic-properties draw:textarea-vertical-align="middle" draw:auto-grow-height="false" fo:min-height="8.005cm" fo:min-width="7.755cm"/>
      <style:paragraph-properties style:writing-mode="lr-tb"/>
    </style:style>
    <style:style style:name="gr18" style:family="graphic" style:parent-style-name="Comms_20_circuitry">
      <style:graphic-properties draw:textarea-vertical-align="middle" draw:auto-grow-height="false" fo:min-height="1.02cm" fo:min-width="2.929cm"/>
      <style:paragraph-properties style:writing-mode="lr-tb"/>
    </style:style>
    <style:style style:name="gr19" style:family="graphic" style:parent-style-name="Power_20_circuitry">
      <style:graphic-properties draw:textarea-vertical-align="middle" draw:auto-grow-height="false" fo:min-height="1.147cm" fo:min-width="2.294cm"/>
      <style:paragraph-properties style:writing-mode="lr-tb"/>
    </style:style>
    <style:style style:name="gr20" style:family="graphic" style:parent-style-name="Power_20_connection">
      <style:graphic-properties draw:marker-end="Arrowheads_20_2" draw:textarea-vertical-align="middle"/>
    </style:style>
    <style:style style:name="gr21" style:family="graphic" style:parent-style-name="Fiber">
      <style:graphic-properties draw:textarea-vertical-align="middle"/>
    </style:style>
    <style:style style:name="gr22" style:family="graphic" style:parent-style-name="External_20_Equipment">
      <style:graphic-properties draw:textarea-vertical-align="middle" draw:auto-grow-height="false" fo:min-height="2.544cm" fo:min-width="2.04cm"/>
      <style:paragraph-properties style:writing-mode="lr-tb"/>
    </style:style>
    <style:style style:name="gr23" style:family="graphic" style:parent-style-name="External_20_Equipment">
      <style:graphic-properties draw:textarea-vertical-align="middle" draw:auto-grow-height="false" fo:min-height="1.147cm" fo:min-width="2.04cm"/>
      <style:paragraph-properties style:writing-mode="lr-tb"/>
    </style:style>
    <style:style style:name="gr24" style:family="graphic" style:parent-style-name="Power_20_circuitry">
      <style:graphic-properties draw:textarea-vertical-align="middle" draw:auto-grow-height="false" fo:min-height="1.147cm" fo:min-width="2.04cm"/>
      <style:paragraph-properties style:writing-mode="lr-tb"/>
    </style:style>
    <style:style style:name="gr25" style:family="graphic" style:parent-style-name="Control_20_circuitry">
      <style:graphic-properties draw:textarea-vertical-align="middle" draw:auto-grow-height="false" fo:min-height="0.893cm" fo:min-width="2.548cm"/>
      <style:paragraph-properties style:writing-mode="lr-tb"/>
    </style:style>
    <style:style style:name="gr26" style:family="graphic" style:parent-style-name="Title">
      <style:graphic-properties fo:min-height="2.134cm"/>
      <style:paragraph-properties style:writing-mode="lr-tb"/>
    </style:style>
    <style:style style:name="gr27" style:family="graphic">
      <style:graphic-properties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19cm"/>
      <style:paragraph-properties style:writing-mode="lr-tb"/>
    </style:style>
    <style:style style:name="gr29" style:family="graphic" style:parent-style-name="Bussed_20_connection">
      <style:graphic-properties draw:marker-end="Arrowheads_20_1" draw:textarea-vertical-align="middle"/>
    </style:style>
    <style:style style:name="gr30" style:family="graphic" style:parent-style-name="Power_20_circuitry">
      <style:graphic-properties draw:textarea-vertical-align="middle" draw:auto-grow-height="false" fo:min-height="1.528cm" fo:min-width="2.04cm"/>
      <style:paragraph-properties style:writing-mode="lr-tb"/>
    </style:style>
    <style:style style:name="gr31" style:family="graphic" style:parent-style-name="Sub-Location">
      <style:graphic-properties draw:textarea-vertical-align="middle" draw:auto-grow-height="false" fo:min-height="11.967cm" fo:min-width="5.688cm"/>
    </style:style>
    <style:style style:name="gr32" style:family="graphic" style:parent-style-name="Comms_20_circuitry">
      <style:graphic-properties draw:textarea-vertical-align="middle" draw:auto-grow-height="false" fo:min-height="1.655cm" fo:min-width="1.659cm"/>
      <style:paragraph-properties style:writing-mode="lr-tb"/>
    </style:style>
    <style:style style:name="gr33" style:family="graphic" style:parent-style-name="Object_20_with_20_no_20_fill_20_and_20_no_20_line">
      <style:graphic-properties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35" style:family="graphic" style:parent-style-name="objectwithoutfill">
      <style:graphic-properties draw:marker-start="Arrowheads_20_1" draw:marker-end="Arrowheads_20_1" draw:fill="solid" draw:textarea-vertical-align="middle"/>
    </style:style>
    <style:style style:name="gr36" style:family="graphic" style:parent-style-name="Control_20_circuitry">
      <style:graphic-properties draw:textarea-vertical-align="middle" draw:auto-grow-height="false" fo:min-height="1.501cm" fo:min-width="2.294cm"/>
      <style:paragraph-properties style:writing-mode="lr-tb"/>
    </style:style>
    <style:style style:name="gr37" style:family="graphic" style:parent-style-name="Control_20_circuitry">
      <style:graphic-properties draw:textarea-vertical-align="middle" draw:auto-grow-height="false" fo:min-height="0.513cm" fo:min-width="0.56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  <style:paragraph-properties style:writing-mode="lr-tb"/>
    </style:style>
    <style:style style:name="gr39" style:family="graphic" style:parent-style-name="objectwithoutfill">
      <style:graphic-properties draw:marker-start="" draw:marker-end="Arrowheads_20_1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0.81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19cm"/>
      <style:paragraph-properties style:writing-mode="lr-tb"/>
    </style:style>
    <style:style style:name="gr42" style:family="graphic" style:parent-style-name="objectwithoutfill">
      <style:graphic-properties draw:fill="solid" draw:textarea-vertical-align="middle"/>
    </style:style>
    <style:style style:name="gr43" style:family="graphic" style:parent-style-name="UTP">
      <style:graphic-properties draw:textarea-vertical-align="middle"/>
    </style:style>
    <style:style style:name="gr44" style:family="graphic" style:parent-style-name="Ethernet">
      <style:graphic-properties draw:textarea-vertical-align="middle"/>
    </style:style>
    <style:style style:name="gr45" style:family="graphic" style:parent-style-name="Comms_20_circuitry">
      <style:graphic-properties draw:textarea-vertical-align="middle" draw:auto-grow-height="false" fo:min-height="0.766cm" fo:min-width="2.109cm"/>
      <style:paragraph-properties style:writing-mode="lr-tb"/>
    </style:style>
    <style:style style:name="gr46" style:family="graphic" style:parent-style-name="Comms_20_circuitry">
      <style:graphic-properties draw:textarea-vertical-align="middle" draw:auto-grow-height="false" fo:min-height="1.782cm" fo:min-width="2.109cm"/>
      <style:paragraph-properties style:writing-mode="lr-tb"/>
    </style:style>
    <style:style style:name="gr47" style:family="graphic" style:parent-style-name="Control_20_circuitry">
      <style:graphic-properties draw:textarea-vertical-align="middle" draw:auto-grow-height="false" fo:min-height="1.666cm" fo:min-width="1.024cm"/>
      <style:paragraph-properties style:writing-mode="lr-tb"/>
    </style:style>
    <style:style style:name="gr48" style:family="graphic" style:parent-style-name="Control_20_circuitry">
      <style:graphic-properties draw:textarea-vertical-align="middle" draw:auto-grow-height="false" fo:min-height="1.565cm" fo:min-width="0.336cm"/>
      <style:paragraph-properties style:writing-mode="lr-tb"/>
    </style:style>
    <style:style style:name="gr49" style:family="graphic" style:parent-style-name="objectwithoutfill">
      <style:graphic-properties draw:marker-start="" draw:fill="solid" draw:textarea-vertical-align="middle"/>
    </style:style>
    <style:style style:name="gr50" style:family="graphic" style:parent-style-name="Sub-Location">
      <style:graphic-properties draw:textarea-vertical-align="middle" draw:auto-grow-height="false" fo:min-height="7.612cm" fo:min-width="3.783cm"/>
    </style:style>
    <style:style style:name="gr51" style:family="graphic" style:parent-style-name="Control_20_circuitry">
      <style:graphic-properties draw:textarea-vertical-align="middle" draw:auto-grow-height="false" fo:min-height="3.433cm" fo:min-width="2.294cm"/>
      <style:paragraph-properties style:writing-mode="lr-tb"/>
    </style:style>
    <style:style style:name="gr52" style:family="graphic" style:parent-style-name="Control_20_circuitry">
      <style:graphic-properties draw:textarea-vertical-align="middle" draw:auto-grow-height="false" fo:min-height="1.02cm" fo:min-width="2.294cm"/>
      <style:paragraph-properties style:writing-mode="lr-tb"/>
    </style:style>
    <style:style style:name="gr53" style:family="graphic" style:parent-style-name="Sub-Location">
      <style:graphic-properties draw:textarea-vertical-align="middle" draw:auto-grow-height="false" fo:min-height="7.612cm" fo:min-width="5.125cm"/>
    </style:style>
    <style:style style:name="gr54" style:family="graphic" style:parent-style-name="Power_20_connection">
      <style:graphic-properties svg:stroke-linecap="round" draw:textarea-vertical-align="middle"/>
    </style:style>
    <style:style style:name="gr55" style:family="graphic" style:parent-style-name="Power_20_connection">
      <style:graphic-properties draw:marker-end="Arrowheads_20_2" svg:stroke-linecap="round" draw:textarea-vertical-align="middle"/>
    </style:style>
    <style:style style:name="gr56" style:family="graphic" style:parent-style-name="Power_20_circuitry">
      <style:graphic-properties draw:textarea-vertical-align="middle" draw:auto-grow-height="false" fo:min-height="0.258cm" fo:min-width="0.644cm"/>
    </style:style>
    <style:style style:name="gr57" style:family="graphic" style:parent-style-name="Control_20_circuitry">
      <style:graphic-properties draw:textarea-vertical-align="middle" draw:auto-grow-height="false" fo:min-height="1.782cm" fo:min-width="4.072cm"/>
      <style:paragraph-properties style:writing-mode="lr-tb"/>
    </style:style>
    <style:style style:name="gr58" style:family="graphic" style:parent-style-name="objectwithoutfill">
      <style:graphic-properties draw:marker-start="Arrowheads_20_1" draw:fill="solid" draw:textarea-vertical-align="middle"/>
    </style:style>
    <style:style style:name="gr59" style:family="graphic" style:parent-style-name="objectwithoutfill">
      <style:graphic-properties draw:marker-start="" draw:marker-end="" draw:fill="solid" draw:textarea-vertical-align="middle"/>
    </style:style>
    <style:style style:name="gr60" style:family="graphic" style:parent-style-name="Comms_20_circuitry">
      <style:graphic-properties draw:textarea-vertical-align="middle" draw:auto-grow-height="false" fo:min-height="2.417cm" fo:min-width="3.691cm"/>
      <style:paragraph-properties style:writing-mode="lr-tb"/>
    </style:style>
    <style:style style:name="gr61" style:family="graphic" style:parent-style-name="Power_20_connection">
      <style:graphic-properties draw:textarea-vertical-align="middle"/>
    </style:style>
    <style:style style:name="gr62" style:family="graphic" style:parent-style-name="External_20_Equipment">
      <style:graphic-properties draw:textarea-vertical-align="middle" draw:auto-grow-height="false" fo:min-height="4.957cm" fo:min-width="2.6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text-properties fo:color="#2a6099" loext:opacity="100%" fo:font-weight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solid"/>
      <style:paragraph-properties fo:text-align="end"/>
    </style:style>
    <style:style style:name="P14" style:family="paragraph">
      <style:text-properties fo:font-style="italic"/>
    </style:style>
    <style:style style:name="P15" style:family="paragraph">
      <loext:graphic-properties draw:fill="none" draw:fill-color="#ffffff"/>
      <style:text-properties fo:font-style="italic"/>
    </style:style>
    <style:style style:name="P16" style:family="paragraph">
      <style:paragraph-properties fo:margin-left="0cm" fo:margin-right="0cm" fo:margin-top="0cm" fo:margin-bottom="0cm" fo:line-height="100%" fo:text-align="end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33% 58%" fo:font-weight="bold" style:font-weight-asian="bold" style:font-weight-complex="bold"/>
    </style:style>
    <style:style style:name="T4" style:family="text">
      <style:text-properties style:text-position="33%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06cm" svg:height="4.191cm" svg:x="59.007cm" svg:y="19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22cm" svg:height="0.626cm" svg:x="59.288cm" svg:y="22.725cm">
          <draw:text-box>
            <text:p>Output Connector Board</text:p>
          </draw:text-box>
        </draw:frame>
        <draw:custom-shape draw:style-name="gr3" draw:text-style-name="P1" draw:layer="layout" svg:width="5.876cm" svg:height="14.732cm" svg:x="63.45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22cm" svg:height="1.111cm" svg:x="63.711cm" svg:y="14.054cm">
          <draw:text-box>
            <text:p>Amplifier Power Board</text:p>
            <text:p>(1 of 8)</text:p>
          </draw:text-box>
        </draw:frame>
        <draw:custom-shape draw:style-name="gr4" draw:text-style-name="P1" draw:layer="layout" svg:width="17.179cm" svg:height="16.51cm" svg:x="46.051cm" svg:y="0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8.653cm" svg:y1="1.143cm" svg:x2="18.653cm" svg:y2="21.682cm">
          <text:p/>
        </draw:line>
        <draw:custom-shape draw:style-name="gr6" draw:text-style-name="P1" draw:layer="layout" svg:width="7.247cm" svg:height="5.334cm" svg:x="7.215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22cm" svg:height="0.626cm" svg:x="7.497cm" svg:y="3.159cm">
          <draw:text-box>
            <text:p>Comms Board</text:p>
          </draw:text-box>
        </draw:frame>
        <draw:custom-shape draw:style-name="gr7" draw:text-style-name="P4" draw:layer="layout" svg:width="2.667cm" svg:height="2.61cm" svg:x="7.223cm" svg:y="4.105cm">
          <text:p text:style-name="P4"><text:span text:style-name="T1">FTDI</text:span></text:p>
          <text:p text:style-name="P4"><text:span text:style-name="T1">USB-serial</text:span></text:p>
          <text:p text:style-name="P4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429cm" svg:height="2.413cm" svg:x="1cm" svg:y="3.921cm">
          <text:p text:style-name="P5"><text:span text:style-name="T1">Host Comput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29cm" svg:height="0.762cm" svg:x="11.033cm" svg:y="5.753cm">
          <text:p text:style-name="P6">Optical receiv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29cm" svg:height="0.762cm" svg:x="11.033cm" svg:y="4.153cm">
          <text:p text:style-name="P6">Optical transmitter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89cm" svg:y1="4.556cm" svg:x2="11.033cm" svg:y2="4.556cm">
          <text:p/>
        </draw:line>
        <draw:line draw:style-name="gr11" draw:text-style-name="P3" draw:layer="layout" svg:x1="9.89cm" svg:y1="6.156cm" svg:x2="11.033cm" svg:y2="6.156cm">
          <text:p/>
        </draw:line>
        <draw:line draw:style-name="gr12" draw:text-style-name="P1" draw:layer="layout" svg:x1="8.493cm" svg:y1="7.477cm" svg:x2="8.493cm" svg:y2="6.715cm">
          <text:p/>
        </draw:line>
        <draw:frame draw:style-name="gr13" draw:text-style-name="P7" draw:layer="layout" svg:width="2.225cm" svg:height="0.645cm" svg:x="7.604cm" svg:y="7.35cm">
          <draw:text-box>
            <text:p>+5V Power</text:p>
          </draw:text-box>
        </draw:frame>
        <draw:line draw:style-name="gr14" draw:text-style-name="P1" draw:layer="layout" svg:x1="4.429cm" svg:y1="5.191cm" svg:x2="7.223cm" svg:y2="5.191cm">
          <text:p/>
        </draw:line>
        <draw:frame draw:style-name="gr13" draw:text-style-name="P7" draw:layer="layout" svg:width="1.222cm" svg:height="0.645cm" svg:x="5.091cm" svg:y="4.583cm">
          <draw:text-box>
            <text:p>USB</text:p>
          </draw:text-box>
        </draw:frame>
        <draw:custom-shape draw:style-name="gr15" draw:text-style-name="P1" draw:layer="layout" svg:width="22.233cm" svg:height="18.694cm" svg:x="20.388cm" svg:y="2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22cm" svg:height="0.626cm" svg:x="20.679cm" svg:y="3.159cm">
          <draw:text-box>
            <text:p>Backplane/Digital Board</text:p>
          </draw:text-box>
        </draw:frame>
        <draw:line draw:style-name="gr12" draw:text-style-name="P1" draw:layer="layout" svg:x1="8.494cm" svg:y1="7.452cm" svg:x2="8.494cm" svg:y2="6.69cm">
          <text:p/>
        </draw:line>
        <draw:custom-shape draw:style-name="gr16" draw:text-style-name="P4" draw:layer="layout" svg:width="2.54cm" svg:height="0.889cm" svg:x="21.447cm" svg:y="15.097cm">
          <text:p text:style-name="P4"><text:span text:style-name="T1">Linear</text:span></text:p>
          <text:p text:style-name="P4"><text:span text:style-name="T1">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22.734cm" svg:y1="16.738cm" svg:x2="22.734cm" svg:y2="15.976cm">
          <text:p/>
        </draw:line>
        <draw:frame draw:style-name="gr13" draw:text-style-name="P7" draw:layer="layout" svg:width="1.425cm" svg:height="0.645cm" svg:x="22.018cm" svg:y="16.611cm">
          <draw:text-box>
            <text:p>+2.5V</text:p>
          </draw:text-box>
        </draw:frame>
        <draw:line draw:style-name="gr12" draw:text-style-name="P1" draw:layer="layout" svg:x1="22.78cm" svg:y1="15.097cm" svg:x2="22.78cm" svg:y2="14.335cm">
          <text:p/>
        </draw:line>
        <draw:frame draw:style-name="gr13" draw:text-style-name="P7" draw:layer="layout" svg:width="1.425cm" svg:height="0.645cm" svg:x="22.117cm" svg:y="13.817cm">
          <draw:text-box>
            <text:p>+3.3V</text:p>
          </draw:text-box>
        </draw:frame>
        <draw:custom-shape draw:style-name="gr17" draw:text-style-name="P8" draw:layer="layout" svg:width="8.255cm" svg:height="8.255cm" svg:x="25.13cm" svg:y="4.175cm">
          <text:p text:style-name="P1"><text:span text:style-name="T1">FPGA Module</text:span></text:p>
          <text:p text:style-name="P1"><text:span text:style-name="T2">krtkl Snickerdoodle Black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29cm" svg:height="1.27cm" svg:x="20.397cm" svg:y="3.921cm">
          <text:p text:style-name="P6">Optical receiver</text:p>
          <text:p text:style-name="P6"><text:span text:style-name="T2">with level-shifting,</text:span></text:p>
          <text:p text:style-name="P6"><text:span text:style-name="T2">activity indicator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54cm" svg:height="0.889cm" svg:x="25.13cm" svg:y="11.541cm">
          <text:p text:style-name="P4"><text:span text:style-name="T1">Switching</text:span></text:p>
          <text:p text:style-name="P4"><text:span text:style-name="T1">Regul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25.465cm" svg:y1="13.182cm" svg:x2="25.465cm" svg:y2="12.42cm">
          <text:p/>
        </draw:line>
        <draw:frame draw:style-name="gr13" draw:text-style-name="P7" draw:layer="layout" svg:width="1.425cm" svg:height="0.645cm" svg:x="24.749cm" svg:y="13.055cm">
          <draw:text-box>
            <text:p>+3.3V</text:p>
          </draw:text-box>
        </draw:frame>
        <draw:line draw:style-name="gr12" draw:text-style-name="P1" draw:layer="layout" svg:x1="27.266cm" svg:y1="13.157cm" svg:x2="27.266cm" svg:y2="12.395cm">
          <text:p/>
        </draw:line>
        <draw:frame draw:style-name="gr13" draw:text-style-name="P7" draw:layer="layout" svg:width="1.425cm" svg:height="0.645cm" svg:x="26.55cm" svg:y="13.03cm">
          <draw:text-box>
            <text:p>+1.8V</text:p>
          </draw:text-box>
        </draw:frame>
        <draw:custom-shape draw:style-name="gr19" draw:text-style-name="P4" draw:layer="layout" svg:width="2.794cm" svg:height="1.397cm" svg:x="21.574cm" svg:y="11.287cm">
          <text:p text:style-name="P4"><text:span text:style-name="T1">Over-voltage</text:span></text:p>
          <text:p text:style-name="P4"><text:span text:style-name="T1">protection</text:span></text:p>
          <text:p text:style-name="P4"><text:span text:style-name="T1">(OVP) / filt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23.826cm" svg:y1="4.556cm" svg:x2="25.13cm" svg:y2="4.556cm">
          <text:p/>
        </draw:line>
        <draw:frame draw:style-name="gr13" draw:text-style-name="P7" draw:layer="layout" svg:width="1.971cm" svg:height="0.645cm" svg:x="25.064cm" svg:y="4.302cm">
          <draw:text-box>
            <text:p>UART Rx</text:p>
          </draw:text-box>
        </draw:frame>
        <draw:line draw:style-name="gr11" draw:text-style-name="P3" draw:layer="layout" svg:x1="23.826cm" svg:y1="6.207cm" svg:x2="25.13cm" svg:y2="6.207cm">
          <text:p/>
        </draw:line>
        <draw:frame draw:style-name="gr13" draw:text-style-name="P7" draw:layer="layout" svg:width="1.929cm" svg:height="0.645cm" svg:x="25.065cm" svg:y="5.903cm">
          <draw:text-box>
            <text:p>UART Tx</text:p>
          </draw:text-box>
        </draw:frame>
        <draw:custom-shape draw:style-name="gr18" draw:text-style-name="P6" draw:layer="layout" svg:width="3.429cm" svg:height="1.27cm" svg:x="20.397cm" svg:y="5.572cm">
          <text:p text:style-name="P6">Optical transmitter</text:p>
          <text:p text:style-name="P6"><text:span text:style-name="T2">with level-shifting,</text:span></text:p>
          <text:p text:style-name="P6"><text:span text:style-name="T2">activity indica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29cm" svg:height="1.27cm" svg:x="20.397cm" svg:y="7.223cm">
          <text:p text:style-name="P6">Optical receiver</text:p>
          <text:p text:style-name="P6"><text:span text:style-name="T2">with level-shifting,</text:span></text:p>
          <text:p text:style-name="P6"><text:span text:style-name="T2">activity indica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429cm" svg:height="1.27cm" svg:x="20.397cm" svg:y="8.874cm">
          <text:p text:style-name="P6">Optical receiver</text:p>
          <text:p text:style-name="P6"><text:span text:style-name="T2">with level-shifting,</text:span></text:p>
          <text:p text:style-name="P6"><text:span text:style-name="T2">activity indicato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3.826cm" svg:y1="7.858cm" svg:x2="25.13cm" svg:y2="7.858cm">
          <text:p/>
        </draw:line>
        <draw:frame draw:style-name="gr13" draw:text-style-name="P7" draw:layer="layout" svg:width="1.963cm" svg:height="1.433cm" svg:x="25.066cm" svg:y="7.104cm">
          <draw:text-box>
            <text:p>MRCC</text:p>
            <text:p>global clk</text:p>
            <text:p>input</text:p>
          </draw:text-box>
        </draw:frame>
        <draw:line draw:style-name="gr10" draw:text-style-name="P3" draw:layer="layout" svg:x1="23.826cm" svg:y1="9.458cm" svg:x2="25.13cm" svg:y2="9.458cm">
          <text:p/>
        </draw:line>
        <draw:frame draw:style-name="gr13" draw:text-style-name="P7" draw:layer="layout" svg:width="1.383cm" svg:height="0.645cm" svg:x="25.03cm" svg:y="9.128cm">
          <draw:text-box>
            <text:p>GPIO</text:p>
          </draw:text-box>
        </draw:frame>
        <draw:line draw:style-name="gr20" draw:text-style-name="P1" draw:layer="layout" svg:x1="17.891cm" svg:y1="11.922cm" svg:x2="21.574cm" svg:y2="11.922cm">
          <text:p/>
        </draw:line>
        <draw:line draw:style-name="gr21" draw:text-style-name="P1" draw:layer="layout" svg:x1="14.462cm" svg:y1="4.556cm" svg:x2="20.397cm" svg:y2="4.556cm">
          <text:p/>
        </draw:line>
        <draw:line draw:style-name="gr21" draw:text-style-name="P1" draw:layer="layout" svg:x1="14.463cm" svg:y1="6.156cm" svg:x2="20.398cm" svg:y2="6.156cm">
          <text:p/>
        </draw:line>
        <draw:line draw:style-name="gr21" draw:text-style-name="P1" draw:layer="layout" svg:x1="17.637cm" svg:y1="7.858cm" svg:x2="20.397cm" svg:y2="7.858cm">
          <text:p/>
        </draw:line>
        <draw:custom-shape draw:style-name="gr22" draw:text-style-name="P5" draw:layer="layout" svg:width="2.54cm" svg:height="2.794cm" svg:x="15.097cm" svg:y="7.196cm">
          <text:p text:style-name="P5"><text:span text:style-name="T1">Scanner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7.637cm" svg:y1="9.509cm" svg:x2="20.397cm" svg:y2="9.509cm">
          <text:p/>
        </draw:line>
        <draw:frame draw:style-name="gr13" draw:text-style-name="P7" draw:layer="layout" svg:width="2.318cm" svg:height="0.645cm" svg:x="15.474cm" svg:y="7.531cm">
          <draw:text-box>
            <text:p>10 Mhz Out</text:p>
          </draw:text-box>
        </draw:frame>
        <draw:frame draw:style-name="gr13" draw:text-style-name="P7" draw:layer="layout" svg:width="2.267cm" svg:height="0.645cm" svg:x="15.475cm" svg:y="9.132cm">
          <draw:text-box>
            <text:p>Trigger Out</text:p>
          </draw:text-box>
        </draw:frame>
        <draw:custom-shape draw:style-name="gr23" draw:text-style-name="P5" draw:layer="layout" svg:width="2.54cm" svg:height="1.397cm" svg:x="10.787cm" svg:y="11.287cm">
          <text:p text:style-name="P5"><text:span text:style-name="T1">DC power</text:span></text:p>
          <text:p text:style-name="P5"><text:span text:style-name="T1">supp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1.632cm" svg:height="0.645cm" svg:x="13.219cm" svg:y="11.287cm">
          <draw:text-box>
            <text:p>10-30V</text:p>
          </draw:text-box>
        </draw:frame>
        <draw:line draw:style-name="gr20" draw:text-style-name="P1" draw:layer="layout" svg:x1="24.368cm" svg:y1="11.922cm" svg:x2="25.13cm" svg:y2="11.922cm">
          <text:p/>
        </draw:line>
        <draw:line draw:style-name="gr12" draw:text-style-name="P1" draw:layer="layout" svg:x1="20.812cm" svg:y1="12.684cm" svg:x2="20.812cm" svg:y2="11.922cm">
          <text:p/>
        </draw:line>
        <draw:frame draw:style-name="gr13" draw:text-style-name="P7" draw:layer="layout" svg:width="1.446cm" svg:height="0.645cm" svg:x="20.177cm" svg:y="12.557cm">
          <draw:text-box>
            <text:p>+VDC</text:p>
          </draw:text-box>
        </draw:frame>
        <draw:custom-shape draw:style-name="gr24" draw:text-style-name="P4" draw:layer="layout" svg:width="2.54cm" svg:height="1.397cm" svg:x="17.256cm" svg:y="11.268cm">
          <text:p text:style-name="P4"><text:span text:style-name="T1">Pen panel</text:span></text:p>
          <text:p text:style-name="P4"><text:span text:style-name="T1">power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" draw:layer="layout" svg:x1="13.327cm" svg:y1="11.932cm" svg:x2="17.256cm" svg:y2="11.932cm">
          <text:p/>
        </draw:line>
        <draw:custom-shape draw:style-name="gr25" draw:text-style-name="P8" draw:layer="layout" svg:width="3.048cm" svg:height="1.143cm" svg:x="32.583cm" svg:y="15.643cm">
          <text:p text:style-name="P1"><text:span text:style-name="T1">I</text:span><text:span text:style-name="T3">2</text:span><text:span text:style-name="T1">C Distribu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048cm" svg:height="1.143cm" svg:x="31.694cm" svg:y="18.167cm">
          <text:p text:style-name="P1"><text:span text:style-name="T1">1:8 LVDS Buffer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3.048cm" svg:height="1.143cm" svg:x="30.297cm" svg:y="20.167cm">
          <text:p text:style-name="P1"><text:span text:style-name="T1">1:8 LVDS Buffer</text:span></text:p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9.993cm" svg:height="2.134cm" svg:x="8.366cm" svg:y="0.966cm">
          <draw:text-box>
            <text:p>Control Room, Equipment Room</text:p>
          </draw:text-box>
        </draw:frame>
        <draw:frame draw:style-name="gr27" draw:text-style-name="P2" draw:layer="layout" svg:width="4.445cm" svg:height="0.712cm" svg:x="19.007cm" svg:y="1.016cm">
          <draw:text-box>
            <text:p>Magnet Room</text:p>
          </draw:text-box>
        </draw:frame>
        <draw:line draw:style-name="gr10" draw:text-style-name="P3" draw:layer="layout" svg:x1="33.084cm" svg:y1="12.43cm" svg:x2="33.084cm" svg:y2="15.643cm">
          <text:p/>
        </draw:line>
        <draw:frame draw:style-name="gr13" draw:text-style-name="P7" draw:layer="layout" svg:width="0.967cm" svg:height="0.645cm" svg:x="32.57cm" svg:y="11.811cm">
          <draw:text-box>
            <text:p>I<text:span text:style-name="T4">2</text:span>C</text:p>
          </draw:text-box>
        </draw:frame>
        <draw:line draw:style-name="gr10" draw:text-style-name="P3" draw:layer="layout" svg:x1="32.084cm" svg:y1="12.43cm" svg:x2="32.071cm" svg:y2="18.167cm">
          <text:p/>
        </draw:line>
        <draw:line draw:style-name="gr10" draw:text-style-name="P3" draw:layer="layout" svg:x1="30.784cm" svg:y1="12.43cm" svg:x2="30.811cm" svg:y2="20.167cm">
          <text:p/>
        </draw:line>
        <draw:frame draw:style-name="gr13" draw:text-style-name="P7" draw:layer="layout" svg:width="1.391cm" svg:height="1.039cm" svg:x="30.131cm" svg:y="11.429cm">
          <draw:text-box>
            <text:p>LVDS</text:p>
            <text:p>GPIO</text:p>
          </draw:text-box>
        </draw:frame>
        <draw:frame draw:style-name="gr13" draw:text-style-name="P7" draw:layer="layout" svg:width="1.391cm" svg:height="1.039cm" svg:x="31.332cm" svg:y="11.43cm">
          <draw:text-box>
            <text:p>LVDS</text:p>
            <text:p>GPIO</text:p>
          </draw:text-box>
        </draw:frame>
        <draw:frame draw:style-name="gr28" draw:text-style-name="P7" draw:layer="layout" svg:width="1.794cm" svg:height="1.039cm" draw:transform="rotate (1.5707963267949) translate (30.166cm 16.256cm)">
          <draw:text-box>
            <text:p>~SCKI</text:p>
          </draw:text-box>
        </draw:frame>
        <draw:frame draw:style-name="gr13" draw:text-style-name="P7" draw:layer="layout" svg:width="1.438cm" svg:height="0.645cm" draw:transform="rotate (1.5707963267949) translate (31.426cm 16.2cm)">
          <draw:text-box>
            <text:p>LDAC</text:p>
          </draw:text-box>
        </draw:frame>
        <draw:line draw:style-name="gr29" draw:text-style-name="P1" draw:layer="layout" svg:x1="35.631cm" svg:y1="16.278cm" svg:x2="36.266cm" svg:y2="16.278cm">
          <text:p/>
        </draw:line>
        <draw:line draw:style-name="gr29" draw:text-style-name="P1" draw:layer="layout" svg:x1="34.742cm" svg:y1="18.818cm" svg:x2="35.377cm" svg:y2="18.818cm">
          <text:p/>
        </draw:line>
        <draw:line draw:style-name="gr29" draw:text-style-name="P1" draw:layer="layout" svg:x1="33.345cm" svg:y1="20.85cm" svg:x2="33.98cm" svg:y2="20.85cm">
          <text:p/>
        </draw:line>
        <draw:frame draw:style-name="gr13" draw:text-style-name="P7" draw:layer="layout" svg:width="4.773cm" svg:height="1.039cm" svg:x="36.144cm" svg:y="15.997cm">
          <draw:text-box>
            <text:p><text:span text:style-name="T5">8x </text:span>I<text:span text:style-name="T4">2</text:span>C (SDA[0-7], SCL[0-7])</text:p>
            <text:p>to amp boards</text:p>
          </draw:text-box>
        </draw:frame>
        <draw:frame draw:style-name="gr13" draw:text-style-name="P7" draw:layer="layout" svg:width="5.154cm" svg:height="0.645cm" svg:x="35.25cm" svg:y="18.543cm">
          <draw:text-box>
            <text:p><text:span text:style-name="T5">8x ~LDAC[0-7]</text:span> to amp boards</text:p>
          </draw:text-box>
        </draw:frame>
        <draw:frame draw:style-name="gr13" draw:text-style-name="P7" draw:layer="layout" svg:width="4.833cm" svg:height="0.645cm" svg:x="33.846cm" svg:y="20.469cm">
          <draw:text-box>
            <text:p><text:span text:style-name="T5">8x SCKI[0-7]</text:span> to amp boards</text:p>
          </draw:text-box>
        </draw:frame>
        <draw:frame draw:style-name="gr2" draw:text-style-name="P2" draw:layer="layout" svg:width="6.422cm" svg:height="1.111cm" svg:x="46.367cm" svg:y="1.009cm">
          <draw:text-box>
            <text:p>Amplifier Control Board</text:p>
            <text:p>(1 of 8)</text:p>
          </draw:text-box>
        </draw:frame>
        <draw:custom-shape draw:style-name="gr30" draw:text-style-name="P4" draw:layer="layout" svg:width="2.54cm" svg:height="1.778cm" svg:x="63.992cm" svg:y="1.143cm">
          <text:p text:style-name="P4"><text:span text:style-name="T1">Linear</text:span></text:p>
          <text:p text:style-name="P4"><text:span text:style-name="T1">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62.48cm" svg:y1="2.54cm" svg:x2="64.004cm" svg:y2="2.54cm">
          <text:p/>
        </draw:line>
        <draw:frame draw:style-name="gr13" draw:text-style-name="P7" draw:layer="layout" svg:width="1.133cm" svg:height="0.645cm" svg:x="61.591cm" svg:y="2.159cm">
          <draw:text-box>
            <text:p>+5V</text:p>
          </draw:text-box>
        </draw:frame>
        <draw:custom-shape draw:style-name="gr31" draw:text-style-name="P1" draw:layer="layout" svg:width="6.188cm" svg:height="12.217cm" svg:x="36.433cm" svg:y="2.89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159cm" svg:height="1.905cm" svg:x="40.462cm" svg:y="12.751cm">
          <text:p text:style-name="P9">Spring</text:p>
          <text:p text:style-name="P9">terminals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9.446cm" svg:y1="13.64cm" svg:x2="40.462cm" svg:y2="13.64cm">
          <text:p/>
        </draw:line>
        <draw:frame draw:style-name="gr13" draw:text-style-name="P7" draw:layer="layout" svg:width="1.446cm" svg:height="0.645cm" svg:x="38.154cm" svg:y="13.376cm">
          <draw:text-box>
            <text:p>+VDC</text:p>
          </draw:text-box>
        </draw:frame>
        <draw:custom-shape draw:style-name="gr32" draw:text-style-name="P9" draw:layer="layout" svg:width="2.159cm" svg:height="1.905cm" svg:x="40.462cm" svg:y="4.191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159cm" svg:height="1.905cm" svg:x="40.462cm" svg:y="7.891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159cm" svg:height="1.905cm" svg:x="40.462cm" svg:y="10.191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4.041cm" svg:height="1.039cm" svg:x="38.653cm" svg:y="3.025cm">
          <draw:text-box>
            <text:p text:style-name="P10">Amp board interface:</text:p>
            <text:p text:style-name="P10">1 of 8 shown</text:p>
          </draw:text-box>
        </draw:frame>
        <draw:frame draw:style-name="gr34" draw:text-style-name="P12" draw:layer="layout" svg:width="3.302cm" svg:height="2.221cm" svg:x="36.517cm" svg:y="4.195cm">
          <draw:text-box>
            <text:p text:style-name="P11">~ADC_CS0</text:p>
            <text:p text:style-name="P11">ADC_MOSI0</text:p>
            <text:p text:style-name="P11">I<text:span text:style-name="T4">2</text:span>C (SDA0/SCL0)</text:p>
          </draw:text-box>
        </draw:frame>
        <draw:custom-shape draw:style-name="gr32" draw:text-style-name="P9" draw:layer="layout" svg:width="2.159cm" svg:height="1.905cm" svg:x="40.462cm" svg:y="4.191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9.481cm" svg:y1="4.485cm" svg:x2="40.462cm" svg:y2="4.485cm">
          <text:p/>
        </draw:line>
        <draw:line draw:style-name="gr10" draw:text-style-name="P3" draw:layer="layout" svg:x1="39.481cm" svg:y1="4.885cm" svg:x2="40.462cm" svg:y2="4.885cm">
          <text:p/>
        </draw:line>
        <draw:line draw:style-name="gr10" draw:text-style-name="P13" draw:layer="layout" svg:x1="39.481cm" svg:y1="5.285cm" svg:x2="40.462cm" svg:y2="5.285cm">
          <text:p/>
        </draw:line>
        <draw:line draw:style-name="gr35" draw:text-style-name="P13" draw:layer="layout" svg:x1="39.573cm" svg:y1="5.685cm" svg:x2="40.462cm" svg:y2="5.685cm">
          <text:p/>
        </draw:line>
        <draw:custom-shape draw:style-name="gr36" draw:text-style-name="P8" draw:layer="layout" svg:width="2.794cm" svg:height="1.751cm" svg:x="36.779cm" svg:y="5.528cm">
          <text:p text:style-name="P1"><text:span text:style-name="T1">Amp shutdown</text:span></text:p>
          <text:p text:style-name="P1"><text:span text:style-name="T1">sense/force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7.449cm" svg:y1="4.485cm" svg:x2="33.385cm" svg:y2="4.485cm">
          <text:p/>
        </draw:line>
        <draw:line draw:style-name="gr11" draw:text-style-name="P3" draw:layer="layout" svg:x1="37.322cm" svg:y1="4.866cm" svg:x2="33.385cm" svg:y2="4.866cm">
          <text:p/>
        </draw:line>
        <draw:custom-shape draw:style-name="gr37" draw:text-style-name="P1" draw:layer="layout" svg:width="1.778cm" svg:height="0.762cm" draw:transform="rotate (-3.14159265358979) translate (29.375cm 17.90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29" draw:text-style-name="P1" draw:layer="layout" svg:x1="28.467cm" svg:y1="18.542cm" svg:x2="28.467cm" svg:y2="17.907cm">
          <text:p/>
        </draw:line>
        <draw:frame draw:style-name="gr13" draw:text-style-name="P7" draw:layer="layout" svg:width="4.422cm" svg:height="0.645cm" svg:x="25.945cm" svg:y="18.415cm">
          <draw:text-box>
            <text:p>8x Shutdown_Sense[0-7]</text:p>
          </draw:text-box>
        </draw:frame>
        <draw:line draw:style-name="gr10" draw:text-style-name="P13" draw:layer="layout" svg:x1="33.385cm" svg:y1="5.882cm" svg:x2="36.779cm" svg:y2="5.882cm">
          <text:p/>
        </draw:line>
        <draw:frame draw:style-name="gr13" draw:text-style-name="P7" draw:layer="layout" svg:width="3.156cm" svg:height="0.645cm" svg:x="33.258cm" svg:y="5.274cm">
          <draw:text-box>
            <text:p>Shutdown_Force</text:p>
          </draw:text-box>
        </draw:frame>
        <draw:line draw:style-name="gr10" draw:text-style-name="P13" draw:layer="layout" svg:x1="33.385cm" svg:y1="6.517cm" svg:x2="36.779cm" svg:y2="6.517cm">
          <text:p/>
        </draw:line>
        <draw:frame draw:style-name="gr13" draw:text-style-name="P7" draw:layer="layout" svg:width="3.376cm" svg:height="0.645cm" svg:x="33.258cm" svg:y="5.975cm">
          <draw:text-box>
            <text:p>~Shutdown_Reset</text:p>
          </draw:text-box>
        </draw:frame>
        <draw:line draw:style-name="gr10" draw:text-style-name="P13" draw:layer="layout" svg:x1="36.778cm" svg:y1="7.025cm" svg:x2="35.797cm" svg:y2="7.025cm">
          <text:p/>
        </draw:line>
        <draw:frame draw:style-name="gr13" draw:text-style-name="P12" draw:layer="layout" svg:width="2.255cm" svg:height="1.039cm" svg:x="33.739cm" svg:y="6.731cm">
          <draw:text-box>
            <text:p text:style-name="P11">Shutdown_</text:p>
            <text:p text:style-name="P11">Sense0</text:p>
          </draw:text-box>
        </draw:frame>
        <draw:frame draw:style-name="gr38" draw:text-style-name="P12" draw:layer="layout" svg:width="3.302cm" svg:height="1.433cm" svg:x="37.068cm" svg:y="8.007cm">
          <draw:text-box>
            <text:p text:style-name="P11">ADC_MISO0</text:p>
            <text:p text:style-name="P11">SCKO0</text:p>
            <text:p text:style-name="P11">DAC_MISO0</text:p>
          </draw:text-box>
        </draw:frame>
        <draw:line draw:style-name="gr10" draw:text-style-name="P3" draw:layer="layout" svg:x1="40.461cm" svg:y1="8.285cm" svg:x2="39.48cm" svg:y2="8.285cm">
          <text:p/>
        </draw:line>
        <draw:line draw:style-name="gr10" draw:text-style-name="P3" draw:layer="layout" svg:x1="40.461cm" svg:y1="8.685cm" svg:x2="39.48cm" svg:y2="8.685cm">
          <text:p/>
        </draw:line>
        <draw:line draw:style-name="gr10" draw:text-style-name="P13" draw:layer="layout" svg:x1="40.461cm" svg:y1="9.085cm" svg:x2="39.48cm" svg:y2="9.085cm">
          <text:p/>
        </draw:line>
        <draw:line draw:style-name="gr39" draw:text-style-name="P3" draw:layer="layout" svg:x1="37.195cm" svg:y1="8.355cm" svg:x2="33.385cm" svg:y2="8.355cm">
          <text:p/>
        </draw:line>
        <draw:line draw:style-name="gr39" draw:text-style-name="P3" draw:layer="layout" svg:x1="38.084cm" svg:y1="8.763cm" svg:x2="33.385cm" svg:y2="8.755cm">
          <text:p/>
        </draw:line>
        <draw:line draw:style-name="gr39" draw:text-style-name="P3" draw:layer="layout" svg:x1="37.195cm" svg:y1="9.155cm" svg:x2="33.385cm" svg:y2="9.155cm">
          <text:p/>
        </draw:line>
        <draw:frame draw:style-name="gr38" draw:text-style-name="P12" draw:layer="layout" svg:width="3.302cm" svg:height="1.827cm" svg:x="37.068cm" svg:y="10.191cm">
          <draw:text-box>
            <text:p text:style-name="P11">~LDAC0</text:p>
            <text:p text:style-name="P11">~DAC_CS0</text:p>
            <text:p text:style-name="P11">DAC_MOSI0</text:p>
            <text:p text:style-name="P11">SCKI0</text:p>
          </draw:text-box>
        </draw:frame>
        <draw:line draw:style-name="gr10" draw:text-style-name="P3" draw:layer="layout" svg:x1="39.481cm" svg:y1="10.541cm" svg:x2="40.462cm" svg:y2="10.541cm">
          <text:p/>
        </draw:line>
        <draw:line draw:style-name="gr10" draw:text-style-name="P3" draw:layer="layout" svg:x1="39.481cm" svg:y1="10.941cm" svg:x2="40.462cm" svg:y2="10.941cm">
          <text:p/>
        </draw:line>
        <draw:line draw:style-name="gr10" draw:text-style-name="P13" draw:layer="layout" svg:x1="39.481cm" svg:y1="11.341cm" svg:x2="40.462cm" svg:y2="11.341cm">
          <text:p/>
        </draw:line>
        <draw:line draw:style-name="gr39" draw:text-style-name="P13" draw:layer="layout" svg:x1="39.481cm" svg:y1="11.741cm" svg:x2="40.462cm" svg:y2="11.741cm">
          <text:p/>
        </draw:line>
        <draw:line draw:style-name="gr11" draw:text-style-name="P3" draw:layer="layout" svg:x1="37.449cm" svg:y1="10.922cm" svg:x2="33.385cm" svg:y2="10.922cm">
          <text:p/>
        </draw:line>
        <draw:line draw:style-name="gr11" draw:text-style-name="P3" draw:layer="layout" svg:x1="37.195cm" svg:y1="11.322cm" svg:x2="33.385cm" svg:y2="11.322cm">
          <text:p/>
        </draw:line>
        <draw:frame draw:style-name="gr13" draw:text-style-name="P7" draw:layer="layout" svg:width="2.369cm" svg:height="0.645cm" svg:x="31.143cm" svg:y="4.175cm">
          <draw:text-box>
            <text:p>LVDS GPIO</text:p>
          </draw:text-box>
        </draw:frame>
        <draw:frame draw:style-name="gr13" draw:text-style-name="P7" draw:layer="layout" svg:width="2.369cm" svg:height="0.645cm" svg:x="31.144cm" svg:y="4.576cm">
          <draw:text-box>
            <text:p>LVDS GPIO</text:p>
          </draw:text-box>
        </draw:frame>
        <draw:frame draw:style-name="gr13" draw:text-style-name="P7" draw:layer="layout" svg:width="2.369cm" svg:height="0.645cm" svg:x="31.144cm" svg:y="7.976cm">
          <draw:text-box>
            <text:p>LVDS GPIO</text:p>
          </draw:text-box>
        </draw:frame>
        <draw:frame draw:style-name="gr13" draw:text-style-name="P7" draw:layer="layout" svg:width="1.497cm" svg:height="0.645cm" svg:x="32.029cm" svg:y="8.435cm">
          <draw:text-box>
            <text:p>SRCC</text:p>
          </draw:text-box>
        </draw:frame>
        <draw:frame draw:style-name="gr13" draw:text-style-name="P7" draw:layer="layout" svg:width="2.369cm" svg:height="0.645cm" svg:x="31.144cm" svg:y="8.876cm">
          <draw:text-box>
            <text:p>LVDS GPIO</text:p>
          </draw:text-box>
        </draw:frame>
        <draw:frame draw:style-name="gr13" draw:text-style-name="P7" draw:layer="layout" svg:width="2.369cm" svg:height="0.645cm" svg:x="31.144cm" svg:y="10.576cm">
          <draw:text-box>
            <text:p>LVDS GPIO</text:p>
          </draw:text-box>
        </draw:frame>
        <draw:frame draw:style-name="gr13" draw:text-style-name="P7" draw:layer="layout" svg:width="2.369cm" svg:height="0.645cm" svg:x="31.144cm" svg:y="10.976cm">
          <draw:text-box>
            <text:p>LVDS GPIO</text:p>
          </draw:text-box>
        </draw:frame>
        <draw:line draw:style-name="gr10" draw:text-style-name="P3" draw:layer="layout" svg:x1="28.468cm" svg:y1="17.143cm" svg:x2="28.468cm" svg:y2="12.43cm">
          <text:p/>
        </draw:line>
        <draw:frame draw:style-name="gr40" draw:text-style-name="P7" draw:layer="layout" svg:width="3.43cm" svg:height="0.701cm" draw:transform="rotate (1.5707963267949) translate (27.867cm 16.257cm)">
          <draw:text-box>
            <text:p>Shutdown_Sense</text:p>
          </draw:text-box>
        </draw:frame>
        <draw:frame draw:style-name="gr41" draw:text-style-name="P7" draw:layer="layout" svg:width="4.699cm" svg:height="0.645cm" draw:transform="rotate (1.5707963267949) translate (28.992cm 17.072cm)">
          <draw:text-box>
            <text:p>Shutdown_Sense_Sel[0-2]</text:p>
          </draw:text-box>
        </draw:frame>
        <draw:line draw:style-name="gr42" draw:text-style-name="P3" draw:layer="layout" svg:x1="29.637cm" svg:y1="12.43cm" svg:x2="29.575cm" svg:y2="17.399cm">
          <text:p/>
        </draw:line>
        <draw:line draw:style-name="gr10" draw:text-style-name="P3" draw:layer="layout" svg:x1="29.575cm" svg:y1="17.399cm" svg:x2="29.194cm" svg:y2="17.399cm">
          <text:p/>
        </draw:line>
        <draw:frame draw:style-name="gr13" draw:text-style-name="P7" draw:layer="layout" svg:width="1.383cm" svg:height="0.645cm" svg:x="27.797cm" svg:y="11.928cm">
          <draw:text-box>
            <text:p>GPIO</text:p>
          </draw:text-box>
        </draw:frame>
        <draw:frame draw:style-name="gr13" draw:text-style-name="P7" draw:layer="layout" svg:width="1.383cm" svg:height="0.645cm" svg:x="28.94cm" svg:y="11.928cm">
          <draw:text-box>
            <text:p>GPIO</text:p>
          </draw:text-box>
        </draw:frame>
        <draw:line draw:style-name="gr43" draw:text-style-name="P1" draw:layer="layout" svg:x1="42.621cm" svg:y1="13.716cm" svg:x2="46.051cm" svg:y2="13.716cm">
          <text:p/>
        </draw:line>
        <draw:frame draw:style-name="gr13" draw:text-style-name="P7" draw:layer="layout" svg:width="3.139cm" svg:height="1.433cm" svg:x="42.591cm" svg:y="13.735cm">
          <draw:text-box>
            <text:p>2x stripped wires</text:p>
            <text:p>(no connectors)</text:p>
            <text:p>10 AWG</text:p>
          </draw:text-box>
        </draw:frame>
        <draw:line draw:style-name="gr44" draw:text-style-name="P1" draw:layer="layout" svg:x1="42.621cm" svg:y1="5.08cm" svg:x2="46.051cm" svg:y2="5.08cm">
          <text:p/>
        </draw:line>
        <draw:line draw:style-name="gr44" draw:text-style-name="P1" draw:layer="layout" svg:x1="42.621cm" svg:y1="8.88cm" svg:x2="46.051cm" svg:y2="8.88cm">
          <text:p/>
        </draw:line>
        <draw:line draw:style-name="gr44" draw:text-style-name="P1" draw:layer="layout" svg:x1="42.621cm" svg:y1="11.08cm" svg:x2="46.051cm" svg:y2="11.08cm">
          <text:p/>
        </draw:line>
        <draw:frame draw:style-name="gr13" draw:text-style-name="P7" draw:layer="layout" svg:width="2.822cm" svg:height="1.039cm" svg:x="43.037cm" svg:y="3.937cm">
          <draw:text-box>
            <text:p>Ethernet,</text:p>
            <text:p>shielded (STP)</text:p>
          </draw:text-box>
        </draw:frame>
        <draw:custom-shape draw:style-name="gr32" draw:text-style-name="P9" draw:layer="layout" svg:width="2.159cm" svg:height="1.905cm" svg:x="46.051cm" svg:y="12.827cm">
          <text:p text:style-name="P9">Spring</text:p>
          <text:p text:style-name="P9">terminals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159cm" svg:height="1.905cm" svg:x="46.051cm" svg:y="7.967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159cm" svg:height="1.905cm" svg:x="46.051cm" svg:y="10.267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2.159cm" svg:height="1.905cm" svg:x="46.051cm" svg:y="4.267cm">
          <text:p text:style-name="P9">RJ45 / 8p8c</text:p>
          <text:p text:style-name="P9">Jac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9.099cm" svg:y1="13.716cm" svg:x2="48.21cm" svg:y2="13.716cm">
          <text:p/>
        </draw:line>
        <draw:frame draw:style-name="gr13" draw:text-style-name="P7" draw:layer="layout" svg:width="1.446cm" svg:height="0.645cm" svg:x="52.789cm" svg:y="13.435cm">
          <draw:text-box>
            <text:p>+VDC</text:p>
          </draw:text-box>
        </draw:frame>
        <draw:custom-shape draw:style-name="gr16" draw:text-style-name="P4" draw:layer="layout" svg:width="2.54cm" svg:height="0.889cm" svg:x="49.133cm" svg:y="13.335cm">
          <text:p text:style-name="P4"><text:span text:style-name="T1">Fuse,</text:span></text:p>
          <text:p text:style-name="P4"><text:span text:style-name="T1">O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52.943cm" svg:y1="13.716cm" svg:x2="51.673cm" svg:y2="13.716cm">
          <text:p/>
        </draw:line>
        <draw:custom-shape draw:style-name="gr45" draw:text-style-name="P9" draw:layer="layout" svg:width="2.609cm" svg:height="1.016cm" svg:x="49.191cm" svg:y="4.091cm">
          <text:p text:style-name="P9">LVDS</text:p>
          <text:p text:style-name="P9">Receiver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8.21cm" svg:y1="4.572cm" svg:x2="49.191cm" svg:y2="4.572cm">
          <text:p/>
        </draw:line>
        <draw:line draw:style-name="gr10" draw:text-style-name="P3" draw:layer="layout" svg:x1="48.21cm" svg:y1="4.972cm" svg:x2="49.191cm" svg:y2="4.972cm">
          <text:p/>
        </draw:line>
        <draw:line draw:style-name="gr11" draw:text-style-name="P13" draw:layer="layout" svg:x1="47.482cm" svg:y1="4.267cm" svg:x2="47.482cm" svg:y2="3.667cm">
          <text:p/>
        </draw:line>
        <draw:line draw:style-name="gr35" draw:text-style-name="P13" draw:layer="layout" svg:x1="48.21cm" svg:y1="5.772cm" svg:x2="48.879cm" svg:y2="5.772cm">
          <text:p/>
        </draw:line>
        <draw:custom-shape draw:style-name="gr46" draw:text-style-name="P9" draw:layer="layout" svg:width="2.609cm" svg:height="2.032cm" svg:x="49.191cm" svg:y="10.191cm">
          <text:p text:style-name="P9">LVDS</text:p>
          <text:p text:style-name="P9">Receiver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8.21cm" svg:y1="10.572cm" svg:x2="49.191cm" svg:y2="10.572cm">
          <text:p/>
        </draw:line>
        <draw:line draw:style-name="gr10" draw:text-style-name="P3" draw:layer="layout" svg:x1="48.21cm" svg:y1="10.972cm" svg:x2="49.191cm" svg:y2="10.972cm">
          <text:p/>
        </draw:line>
        <draw:line draw:style-name="gr10" draw:text-style-name="P13" draw:layer="layout" svg:x1="48.21cm" svg:y1="11.372cm" svg:x2="49.191cm" svg:y2="11.372cm">
          <text:p/>
        </draw:line>
        <draw:line draw:style-name="gr39" draw:text-style-name="P13" draw:layer="layout" svg:x1="48.21cm" svg:y1="11.772cm" svg:x2="49.191cm" svg:y2="11.772cm">
          <text:p/>
        </draw:line>
        <draw:line draw:style-name="gr10" draw:text-style-name="P3" draw:layer="layout" svg:x1="49.19cm" svg:y1="8.472cm" svg:x2="48.209cm" svg:y2="8.472cm">
          <text:p/>
        </draw:line>
        <draw:line draw:style-name="gr10" draw:text-style-name="P3" draw:layer="layout" svg:x1="49.19cm" svg:y1="8.872cm" svg:x2="48.209cm" svg:y2="8.872cm">
          <text:p/>
        </draw:line>
        <draw:line draw:style-name="gr10" draw:text-style-name="P13" draw:layer="layout" svg:x1="49.19cm" svg:y1="9.272cm" svg:x2="48.209cm" svg:y2="9.272cm">
          <text:p/>
        </draw:line>
        <draw:frame draw:style-name="gr13" draw:text-style-name="P7" draw:layer="layout" svg:width="3.47cm" svg:height="0.645cm" svg:x="48.752cm" svg:y="5.451cm">
          <draw:text-box>
            <text:p>~Shutdown_Global</text:p>
          </draw:text-box>
        </draw:frame>
        <draw:custom-shape draw:style-name="gr46" draw:text-style-name="P9" draw:layer="layout" svg:width="2.609cm" svg:height="2.032cm" svg:x="49.191cm" svg:y="7.791cm">
          <text:p text:style-name="P9">LVDS</text:p>
          <text:p text:style-name="P9">Transmitters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.524cm" svg:height="2.413cm" draw:transform="rotate (1.5707963267949) translate (55.017cm 8.636cm)">
          <text:p text:style-name="P1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3" draw:text-style-name="P7" draw:layer="layout" svg:width="2.2cm" svg:height="1.039cm" svg:x="54.976cm" svg:y="7.343cm">
          <draw:text-box>
            <text:p><text:span text:style-name="T1">ADC</text:span></text:p>
            <text:p>8 channels</text:p>
          </draw:text-box>
        </draw:frame>
        <draw:custom-shape draw:style-name="gr47" draw:text-style-name="P1" draw:layer="layout" svg:width="1.524cm" svg:height="2.413cm" draw:transform="rotate (1.5707963267949) translate (55.018cm 10.481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frame draw:style-name="gr13" draw:text-style-name="P7" draw:layer="layout" svg:width="2.2cm" svg:height="1.039cm" svg:x="54.977cm" svg:y="9.188cm">
          <draw:text-box>
            <text:p><text:span text:style-name="T1">DAC</text:span></text:p>
            <text:p>8 channels</text:p>
          </draw:text-box>
        </draw:frame>
        <draw:line draw:style-name="gr29" draw:text-style-name="P11" draw:layer="layout" svg:x1="51.8cm" svg:y1="4.953cm" svg:x2="54.976cm" svg:y2="7.493cm">
          <text:p/>
        </draw:line>
        <draw:line draw:style-name="gr29" draw:text-style-name="P1" draw:layer="layout" svg:x1="55.017cm" svg:y1="8.001cm" svg:x2="51.8cm" svg:y2="8.382cm">
          <text:p/>
        </draw:line>
        <draw:line draw:style-name="gr29" draw:text-style-name="P11" draw:layer="layout" svg:x1="51.8cm" svg:y1="11.176cm" svg:x2="54.977cm" svg:y2="10.033cm">
          <text:p/>
        </draw:line>
        <draw:line draw:style-name="gr29" draw:text-style-name="P1" draw:layer="layout" svg:x1="55.018cm" svg:y1="9.398cm" svg:x2="51.801cm" svg:y2="9.017cm">
          <text:p/>
        </draw:line>
        <draw:frame draw:style-name="gr13" draw:text-style-name="P15" draw:layer="layout" svg:width="1.979cm" svg:height="1.827cm" svg:x="52.562cm" svg:y="10.857cm">
          <draw:text-box>
            <text:p text:style-name="P14">Individual</text:p>
            <text:p text:style-name="P14">signals</text:p>
            <text:p text:style-name="P14">omitted</text:p>
            <text:p text:style-name="P14">for clarity</text:p>
          </draw:text-box>
        </draw:frame>
        <draw:custom-shape draw:style-name="gr48" draw:text-style-name="P1" draw:layer="layout" svg:width="0.835cm" svg:height="2.286cm" draw:transform="rotate (1.5707963267949) translate (55.043cm 4.19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3" draw:text-style-name="P7" draw:layer="layout" svg:width="2.022cm" svg:height="1.039cm" svg:x="54.975cm" svg:y="3.279cm">
          <draw:text-box>
            <text:p><text:span text:style-name="T1">ADC</text:span></text:p>
            <text:p>1 channel</text:p>
          </draw:text-box>
        </draw:frame>
        <draw:custom-shape draw:style-name="gr48" draw:text-style-name="P1" draw:layer="layout" svg:width="0.835cm" svg:height="2.286cm" draw:transform="rotate (1.5707963267949) translate (55.044cm 5.09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3" draw:text-style-name="P7" draw:layer="layout" svg:width="2.022cm" svg:height="1.039cm" svg:x="54.976cm" svg:y="4.18cm">
          <draw:text-box>
            <text:p><text:span text:style-name="T1">ADC</text:span></text:p>
            <text:p>1 channel</text:p>
          </draw:text-box>
        </draw:frame>
        <draw:custom-shape draw:style-name="gr48" draw:text-style-name="P1" draw:layer="layout" svg:width="0.835cm" svg:height="2.286cm" draw:transform="rotate (1.5707963267949) translate (55.044cm 5.99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3" draw:text-style-name="P7" draw:layer="layout" svg:width="2.022cm" svg:height="1.039cm" svg:x="54.976cm" svg:y="5.08cm">
          <draw:text-box>
            <text:p><text:span text:style-name="T1">ADC</text:span></text:p>
            <text:p>1 channel</text:p>
          </draw:text-box>
        </draw:frame>
        <draw:line draw:style-name="gr49" draw:text-style-name="P3" draw:layer="layout" svg:x1="53.578cm" svg:y1="3.683cm" svg:x2="53.578cm" svg:y2="4.672cm">
          <text:p/>
        </draw:line>
        <draw:line draw:style-name="gr10" draw:text-style-name="P3" draw:layer="layout" svg:x1="53.578cm" svg:y1="4.672cm" svg:x2="55.043cm" svg:y2="3.683cm">
          <text:p/>
        </draw:line>
        <draw:line draw:style-name="gr10" draw:text-style-name="P3" draw:layer="layout" svg:x1="53.578cm" svg:y1="4.672cm" svg:x2="55.044cm" svg:y2="4.699cm">
          <text:p/>
        </draw:line>
        <draw:line draw:style-name="gr10" draw:text-style-name="P3" draw:layer="layout" svg:x1="53.578cm" svg:y1="4.672cm" svg:x2="55.044cm" svg:y2="5.544cm">
          <text:p/>
        </draw:line>
        <draw:frame draw:style-name="gr13" draw:text-style-name="P7" draw:layer="layout" svg:width="0.967cm" svg:height="0.645cm" svg:x="46.593cm" svg:y="3.622cm">
          <draw:text-box>
            <text:p text:style-name="P16">I<text:span text:style-name="T4">2</text:span>C</text:p>
          </draw:text-box>
        </draw:frame>
        <draw:custom-shape draw:style-name="gr50" draw:text-style-name="P1" draw:layer="layout" svg:width="4.283cm" svg:height="7.862cm" svg:x="58.947cm" svg:y="5.85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2.794cm" svg:height="3.683cm" svg:x="59.185cm" svg:y="6.985cm">
          <text:p text:style-name="P9">Control loop,</text:p>
          <text:p text:style-name="P9">current sens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59.185cm" svg:y1="7.874cm" svg:x2="57.43cm" svg:y2="7.874cm">
          <text:p/>
        </draw:line>
        <draw:line draw:style-name="gr11" draw:text-style-name="P3" draw:layer="layout" svg:x1="59.185cm" svg:y1="9.72cm" svg:x2="57.431cm" svg:y2="9.72cm">
          <text:p/>
        </draw:line>
        <draw:frame draw:style-name="gr13" draw:text-style-name="P7" draw:layer="layout" svg:width="1.734cm" svg:height="1.039cm" svg:x="57.369cm" svg:y="6.893cm">
          <draw:text-box>
            <text:p>Current</text:p>
            <text:p>sense 1</text:p>
          </draw:text-box>
        </draw:frame>
        <draw:frame draw:style-name="gr13" draw:text-style-name="P7" draw:layer="layout" svg:width="1.785cm" svg:height="1.039cm" svg:x="57.27cm" svg:y="8.694cm">
          <draw:text-box>
            <text:p>Setpoint</text:p>
            <text:p>1</text:p>
          </draw:text-box>
        </draw:frame>
        <draw:frame draw:style-name="gr13" draw:text-style-name="P15" draw:layer="layout" svg:width="4.028cm" svg:height="1.433cm" svg:x="54.802cm" svg:y="10.568cm">
          <draw:text-box>
            <text:p text:style-name="P14">Both centered @ 2.5V,</text:p>
            <text:p text:style-name="P14">0.45V/A scaling,</text:p>
            <text:p text:style-name="P14">±5.5A range</text:p>
          </draw:text-box>
        </draw:frame>
        <draw:custom-shape draw:style-name="gr52" draw:text-style-name="P9" draw:layer="layout" svg:width="2.794cm" svg:height="1.27cm" svg:x="59.166cm" svg:y="12.065cm">
          <text:p text:style-name="P9">Shutdown</text:p>
          <text:p text:style-name="P9">circuitry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47cm" svg:height="0.645cm" svg:x="55.188cm" svg:y="12.336cm">
          <draw:text-box>
            <text:p>~Shutdown_Global</text:p>
          </draw:text-box>
        </draw:frame>
        <draw:line draw:style-name="gr35" draw:text-style-name="P13" draw:layer="layout" svg:x1="58.497cm" svg:y1="12.7cm" svg:x2="59.166cm" svg:y2="12.7cm">
          <text:p/>
        </draw:line>
        <draw:frame draw:style-name="gr33" draw:text-style-name="P10" draw:layer="layout" svg:width="3.207cm" svg:height="1.039cm" svg:x="59.103cm" svg:y="5.854cm">
          <draw:text-box>
            <text:p text:style-name="P10">Output channel:</text:p>
            <text:p text:style-name="P10">1 of 8 shown</text:p>
          </draw:text-box>
        </draw:frame>
        <draw:frame draw:style-name="gr13" draw:text-style-name="P7" draw:layer="layout" svg:width="1.446cm" svg:height="0.645cm" svg:x="61.337cm" svg:y="1.26cm">
          <draw:text-box>
            <text:p>+VDC</text:p>
          </draw:text-box>
        </draw:frame>
        <draw:line draw:style-name="gr12" draw:text-style-name="P1" draw:layer="layout" svg:x1="63.97cm" svg:y1="1.541cm" svg:x2="62.7cm" svg:y2="1.541cm">
          <text:p/>
        </draw:line>
        <draw:custom-shape draw:style-name="gr16" draw:text-style-name="P4" draw:layer="layout" svg:width="2.54cm" svg:height="0.889cm" svg:x="57.654cm" svg:y="2.159cm">
          <text:p text:style-name="P4"><text:span text:style-name="T1">Linear</text:span></text:p>
          <text:p text:style-name="P4"><text:span text:style-name="T1">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1.425cm" svg:height="0.645cm" svg:x="55.494cm" svg:y="2.176cm">
          <draw:text-box>
            <text:p>+3.3V</text:p>
          </draw:text-box>
        </draw:frame>
        <draw:line draw:style-name="gr12" draw:text-style-name="P1" draw:layer="layout" svg:x1="60.194cm" svg:y1="2.54cm" svg:x2="61.718cm" svg:y2="2.54cm">
          <text:p/>
        </draw:line>
        <draw:line draw:style-name="gr12" draw:text-style-name="P1" draw:layer="layout" svg:x1="56.765cm" svg:y1="2.54cm" svg:x2="57.654cm" svg:y2="2.54cm">
          <text:p/>
        </draw:line>
        <draw:custom-shape draw:style-name="gr53" draw:text-style-name="P1" draw:layer="layout" svg:width="5.625cm" svg:height="7.862cm" svg:x="63.447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0" draw:layer="layout" svg:width="3.207cm" svg:height="1.039cm" svg:x="63.603cm" svg:y="5.854cm">
          <draw:text-box>
            <text:p text:style-name="P10">Output channel:</text:p>
            <text:p text:style-name="P10">1 of 8 shown</text:p>
          </draw:text-box>
        </draw:frame>
        <draw:frame draw:style-name="gr13" draw:text-style-name="P7" draw:layer="layout" svg:width="3.118cm" svg:height="1.039cm" svg:x="65.954cm" svg:y="8.597cm">
          <draw:text-box>
            <text:p><text:span text:style-name="T1">Power amplifier</text:span></text:p>
            <text:p>Bridged output</text:p>
          </draw:text-box>
        </draw:frame>
        <draw:line draw:style-name="gr42" draw:text-style-name="P3" draw:layer="layout" svg:x1="61.979cm" svg:y1="7.477cm" svg:x2="65.262cm" svg:y2="7.477cm">
          <text:p/>
        </draw:line>
        <draw:line draw:style-name="gr10" draw:text-style-name="P3" draw:layer="layout" svg:x1="65.262cm" svg:y1="7.477cm" svg:x2="65.262cm" svg:y2="8.312cm">
          <text:p/>
        </draw:line>
        <draw:line draw:style-name="gr54" draw:text-style-name="P1" draw:layer="layout" svg:x1="65.262cm" svg:y1="9.836cm" svg:x2="65.262cm" svg:y2="10.271cm">
          <text:p/>
        </draw:line>
        <draw:line draw:style-name="gr55" draw:text-style-name="P1" draw:layer="layout" svg:x1="65.262cm" svg:y1="10.271cm" svg:x2="61.979cm" svg:y2="10.271cm">
          <text:p/>
        </draw:line>
        <draw:line draw:style-name="gr20" draw:text-style-name="P1" draw:layer="layout" svg:x1="62.722cm" svg:y1="10.271cm" svg:x2="62.722cm" svg:y2="17.129cm">
          <text:p/>
        </draw:line>
        <draw:custom-shape draw:style-name="gr56" draw:text-style-name="P1" draw:layer="layout" svg:width="2.286cm" svg:height="1.524cm" svg:x="64.119cm" svg:y="8.31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9" draw:layer="layout" svg:width="4.572cm" svg:height="2.032cm" svg:x="63.992cm" svg:y="3.667cm">
          <text:p text:style-name="P9">3x Temperature Sensors</text:p>
          <text:p text:style-name="P9"><text:span text:style-name="T2">Left, Middle, Right</text:span></text:p>
          <draw:enhanced-geometry svg:viewBox="0 0 21600 21600" draw:type="rectangle" draw:enhanced-path="M 0 0 L 21600 0 21600 21600 0 21600 0 0 Z N"/>
        </draw:custom-shape>
        <draw:line draw:style-name="gr58" draw:text-style-name="P3" draw:layer="layout" svg:x1="57.329cm" svg:y1="3.794cm" svg:x2="63.992cm" svg:y2="3.794cm">
          <text:p/>
        </draw:line>
        <draw:line draw:style-name="gr58" draw:text-style-name="P3" draw:layer="layout" svg:x1="57.329cm" svg:y1="4.683cm" svg:x2="63.992cm" svg:y2="4.683cm">
          <text:p/>
        </draw:line>
        <draw:line draw:style-name="gr58" draw:text-style-name="P3" draw:layer="layout" svg:x1="57.33cm" svg:y1="5.572cm" svg:x2="63.993cm" svg:y2="5.572cm">
          <text:p/>
        </draw:line>
        <draw:line draw:style-name="gr58" draw:text-style-name="P3" draw:layer="layout" svg:x1="61.96cm" svg:y1="12.684cm" svg:x2="65.897cm" svg:y2="12.684cm">
          <text:p/>
        </draw:line>
        <draw:line draw:style-name="gr59" draw:text-style-name="P3" draw:layer="layout" svg:x1="65.897cm" svg:y1="12.684cm" svg:x2="65.897cm" svg:y2="9.382cm">
          <text:p/>
        </draw:line>
        <draw:line draw:style-name="gr10" draw:text-style-name="P3" draw:layer="layout" svg:x1="65.897cm" svg:y1="9.382cm" svg:x2="65.643cm" svg:y2="9.382cm">
          <text:p/>
        </draw:line>
        <draw:line draw:style-name="gr43" draw:text-style-name="P1" draw:layer="layout" svg:x1="62.722cm" svg:y1="17.256cm" svg:x2="62.722cm" svg:y2="19.415cm">
          <text:p/>
        </draw:line>
        <draw:frame draw:style-name="gr13" draw:text-style-name="P7" draw:layer="layout" svg:width="2.712cm" svg:height="1.433cm" svg:x="62.715cm" svg:y="17.764cm">
          <draw:text-box>
            <text:p>Ribbon cable</text:p>
            <text:p>50 conductors</text:p>
            <text:p>8x channels</text:p>
          </draw:text-box>
        </draw:frame>
        <draw:line draw:style-name="gr43" draw:text-style-name="P1" draw:layer="layout" svg:x1="61.822cm" svg:y1="18.399cm" svg:x2="61.822cm" svg:y2="19.416cm">
          <text:p/>
        </draw:line>
        <draw:line draw:style-name="gr43" draw:text-style-name="P1" draw:layer="layout" svg:x1="60.822cm" svg:y1="18.4cm" svg:x2="60.822cm" svg:y2="19.417cm">
          <text:p/>
        </draw:line>
        <draw:line draw:style-name="gr43" draw:text-style-name="P1" draw:layer="layout" svg:x1="59.722cm" svg:y1="18.4cm" svg:x2="59.722cm" svg:y2="19.417cm">
          <text:p/>
        </draw:line>
        <draw:frame draw:style-name="gr13" draw:text-style-name="P7" draw:layer="layout" svg:width="4.464cm" svg:height="0.645cm" svg:x="57.785cm" svg:y="17.818cm">
          <draw:text-box>
            <text:p>From 3 other amp boards</text:p>
          </draw:text-box>
        </draw:frame>
        <draw:custom-shape draw:style-name="gr60" draw:text-style-name="P1" draw:layer="layout" svg:width="4.191cm" svg:height="2.667cm" svg:x="64.119cm" svg:y="19.923cm">
          <text:p text:style-name="P1"><text:span text:style-name="T1">ODU-MAC White-Line</text:span></text:p>
          <text:p text:style-name="P1"><text:span text:style-name="T1">Connector</text:span></text:p>
          <text:p text:style-name="P1">9x 10-pin modules,</text:p>
          <text:p text:style-name="P1">32 channels</text:p>
          <draw:enhanced-geometry svg:viewBox="0 0 21600 21600" draw:type="rectangle" draw:enhanced-path="M 0 0 L 21600 0 21600 21600 0 21600 0 0 Z N"/>
        </draw:custom-shape>
        <draw:line draw:style-name="gr61" draw:text-style-name="P1" draw:layer="layout" svg:x1="62.722cm" svg:y1="19.415cm" svg:x2="62.722cm" svg:y2="20.304cm">
          <text:p/>
        </draw:line>
        <draw:line draw:style-name="gr61" draw:text-style-name="P1" draw:layer="layout" svg:x1="61.822cm" svg:y1="19.415cm" svg:x2="61.822cm" svg:y2="20.912cm">
          <text:p/>
        </draw:line>
        <draw:line draw:style-name="gr61" draw:text-style-name="P1" draw:layer="layout" svg:x1="60.812cm" svg:y1="19.417cm" svg:x2="60.812cm" svg:y2="21.547cm">
          <text:p/>
        </draw:line>
        <draw:line draw:style-name="gr61" draw:text-style-name="P1" draw:layer="layout" svg:x1="59.722cm" svg:y1="19.417cm" svg:x2="59.722cm" svg:y2="22.209cm">
          <text:p/>
        </draw:line>
        <draw:line draw:style-name="gr20" draw:text-style-name="P1" draw:layer="layout" svg:x1="62.722cm" svg:y1="20.304cm" svg:x2="64.119cm" svg:y2="20.304cm">
          <text:p/>
        </draw:line>
        <draw:line draw:style-name="gr20" draw:text-style-name="P1" draw:layer="layout" svg:x1="61.822cm" svg:y1="20.912cm" svg:x2="64.119cm" svg:y2="20.912cm">
          <text:p/>
        </draw:line>
        <draw:line draw:style-name="gr20" draw:text-style-name="P1" draw:layer="layout" svg:x1="60.812cm" svg:y1="21.547cm" svg:x2="64.119cm" svg:y2="21.547cm">
          <text:p/>
        </draw:line>
        <draw:line draw:style-name="gr20" draw:text-style-name="P1" draw:layer="layout" svg:x1="59.722cm" svg:y1="22.209cm" svg:x2="64.119cm" svg:y2="22.209cm">
          <text:p/>
        </draw:line>
        <draw:line draw:style-name="gr43" draw:text-style-name="P1" draw:layer="layout" svg:x1="68.31cm" svg:y1="21.32cm" svg:x2="71.866cm" svg:y2="21.32cm">
          <text:p/>
        </draw:line>
        <draw:line draw:style-name="gr20" draw:text-style-name="P1" draw:layer="layout" svg:x1="61.452cm" svg:y1="15.986cm" svg:x2="62.595cm" svg:y2="17.256cm">
          <text:p/>
        </draw:line>
        <draw:frame draw:style-name="gr13" draw:text-style-name="P7" draw:layer="layout" svg:width="4.016cm" svg:height="0.645cm" svg:x="57.642cm" svg:y="15.468cm">
          <draw:text-box>
            <text:p>From other 7 channels</text:p>
          </draw:text-box>
        </draw:frame>
        <draw:frame draw:style-name="gr13" draw:text-style-name="P7" draw:layer="layout" svg:width="2.94cm" svg:height="1.039cm" svg:x="68.945cm" svg:y="20.304cm">
          <draw:text-box>
            <text:p>32 twisted pairs</text:p>
            <text:p>32 channels</text:p>
          </draw:text-box>
        </draw:frame>
        <draw:custom-shape draw:style-name="gr1" draw:text-style-name="P1" draw:layer="layout" svg:width="7.906cm" svg:height="4.191cm" svg:x="59.008cm" svg:y="23.9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422cm" svg:height="0.626cm" svg:x="59.289cm" svg:y="27.225cm">
          <draw:text-box>
            <text:p>Output Connector Board</text:p>
          </draw:text-box>
        </draw:frame>
        <draw:line draw:style-name="gr43" draw:text-style-name="P1" draw:layer="layout" svg:x1="58.023cm" svg:y1="24.804cm" svg:x2="59.008cm" svg:y2="24.804cm">
          <text:p/>
        </draw:line>
        <draw:frame draw:style-name="gr13" draw:text-style-name="P7" draw:layer="layout" svg:width="4.464cm" svg:height="0.645cm" svg:x="53.686cm" svg:y="25.402cm">
          <draw:text-box>
            <text:p>From 4 other amp boards</text:p>
          </draw:text-box>
        </draw:frame>
        <draw:custom-shape draw:style-name="gr60" draw:text-style-name="P1" draw:layer="layout" svg:width="4.191cm" svg:height="2.667cm" svg:x="64.12cm" svg:y="24.423cm">
          <text:p text:style-name="P1"><text:span text:style-name="T1">ODU-MAC White-Line</text:span></text:p>
          <text:p text:style-name="P1"><text:span text:style-name="T1">Connector</text:span></text:p>
          <text:p text:style-name="P1">9x 10-pin modules,</text:p>
          <text:p text:style-name="P1">32 channels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59.008cm" svg:y1="24.804cm" svg:x2="64.12cm" svg:y2="24.804cm">
          <text:p/>
        </draw:line>
        <draw:line draw:style-name="gr20" draw:text-style-name="P1" draw:layer="layout" svg:x1="59.008cm" svg:y1="25.412cm" svg:x2="64.12cm" svg:y2="25.412cm">
          <text:p/>
        </draw:line>
        <draw:line draw:style-name="gr20" draw:text-style-name="P1" draw:layer="layout" svg:x1="59.008cm" svg:y1="26.047cm" svg:x2="64.12cm" svg:y2="26.047cm">
          <text:p/>
        </draw:line>
        <draw:line draw:style-name="gr20" draw:text-style-name="P1" draw:layer="layout" svg:x1="59.008cm" svg:y1="26.709cm" svg:x2="64.12cm" svg:y2="26.709cm">
          <text:p/>
        </draw:line>
        <draw:line draw:style-name="gr43" draw:text-style-name="P1" draw:layer="layout" svg:x1="68.311cm" svg:y1="25.82cm" svg:x2="71.867cm" svg:y2="25.82cm">
          <text:p/>
        </draw:line>
        <draw:line draw:style-name="gr43" draw:text-style-name="P1" draw:layer="layout" svg:x1="58.024cm" svg:y1="25.412cm" svg:x2="59.009cm" svg:y2="25.412cm">
          <text:p/>
        </draw:line>
        <draw:line draw:style-name="gr43" draw:text-style-name="P1" draw:layer="layout" svg:x1="58.054cm" svg:y1="26.047cm" svg:x2="59.039cm" svg:y2="26.047cm">
          <text:p/>
        </draw:line>
        <draw:line draw:style-name="gr43" draw:text-style-name="P1" draw:layer="layout" svg:x1="58.023cm" svg:y1="26.709cm" svg:x2="59.008cm" svg:y2="26.709cm">
          <text:p/>
        </draw:line>
        <draw:frame draw:style-name="gr13" draw:text-style-name="P7" draw:layer="layout" svg:width="2.94cm" svg:height="1.039cm" svg:x="68.945cm" svg:y="24.805cm">
          <draw:text-box>
            <text:p>32 twisted pairs</text:p>
            <text:p>32 channels</text:p>
          </draw:text-box>
        </draw:frame>
        <draw:custom-shape draw:style-name="gr62" draw:text-style-name="P8" draw:layer="layout" svg:width="3.115cm" svg:height="5.207cm" svg:x="71.885cm" svg:y="21.066cm">
          <text:p text:style-name="P1"><text:span text:style-name="T1">Shim coil array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7.482cm" svg:y1="3.667cm" svg:x2="53.578cm" svg:y2="3.68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4" svg:font-family="'Liberation Sans'" style:font-family-generic="roman" style:font-pitch="variable"/>
    <style:font-face style:name="Liberation Sans" svg:font-family="'Liberation Sans'" style:font-adornments="Bold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7 20 13" svg:d="M0 20l10-13 10 13z"/>
    <draw:marker draw:name="Arrowheads_20_2" draw:display-name="Arrowheads 2" svg:viewBox="0 0 20 20" svg:d="M0 20l10-20 10 20z"/>
    <draw:marker draw:name="Arrowheads_20_3" draw:display-name="Arrowheads 3" svg:viewBox="0 826 1131 754" svg:d="M566 826l-566 754 114-85 136-68 148-46 161-17 161 13 153 46 140 68 118 89z"/>
    <draw:marker draw:name="CF_20_One" draw:display-name="CF One" svg:viewBox="0 0 38 40" svg:d="M19 40h1v-40h-2v40zM20 40h-20v-2h20zM18 40h20v-2h-20z"/>
    <draw:marker draw:name="CF_20_Only_20_One" draw:display-name="CF Only One" svg:viewBox="0 0 38 40" svg:d="M19 40h1v-40h-2v40zM20 40h-20v-2h20zM18 40h20v-2h-20zM20 22h-20v-2h20zM18 22h20v-2h-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Half_20_Circle" draw:display-name="Half Circle" svg:viewBox="0 0 15000 8146" svg:d="M29 0l-29 653 244 1943 761 1804 1183 1560 1562 1182 1806 760 1894 244 1994-244 1806-760 1562-1182 1183-1560 761-1804 244-1943-29-653z"/>
    <draw:marker draw:name="Square" svg:viewBox="0 0 10 10" svg:d="M0 0h10v10h-10z"/>
    <draw:marker draw:name="Square_20_unfilled" draw:display-name="Square unfilled" svg:viewBox="0 0 300 300" svg:d="M0 0h300v300h-300zM20 20h260v260h-260z"/>
    <draw:marker draw:name="Triangle" svg:viewBox="0 0 1013 1130" svg:d="M1009 1050l-449-1008-22-30-29-12-34 12-21 26-449 1012-5 13v8l5 21 12 21 17 13 21 4h903l21-4 21-13 9-21 4-21v-8z"/>
    <draw:stroke-dash draw:name="Dash" draw:style="rect" draw:dots1="1" draw:dots1-length="300%" draw:distance="3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33333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thernet" style:family="graphic" style:parent-style-name="Lines">
      <style:graphic-properties draw:stroke="dash" draw:stroke-dash="Dashed_20__28_var_29_" svg:stroke-width="0.1cm" svg:stroke-color="#5983b0" draw:marker-start="Square_20_unfilled" draw:marker-start-width="0.35cm" draw:marker-end="Square_20_unfilled" draw:marker-end-width="0.35cm"/>
    </style:style>
    <style:style style:name="Fiber" style:family="graphic" style:parent-style-name="Lines">
      <style:graphic-properties svg:stroke-width="0.15cm" svg:stroke-color="#ff8000" draw:marker-start="CF_20_One" draw:marker-start-width="0.425cm" draw:marker-end="CF_20_One" draw:marker-end-width="0.425cm"/>
    </style:style>
    <style:style style:name="Serial_2f_D-sub" style:display-name="Serial/D-sub" style:family="graphic" style:parent-style-name="Lines">
      <style:graphic-properties draw:stroke="solid" draw:stroke-dash="Ultrafine_20_Dashed" svg:stroke-width="0.1cm" svg:stroke-color="#999999" draw:marker-start="Square" draw:marker-start-width="0.35cm" draw:marker-end="Square" draw:marker-end-width="0.35cm"/>
    </style:style>
    <style:style style:name="UTP" style:family="graphic" style:parent-style-name="Lines">
      <style:graphic-properties draw:stroke="dash" draw:stroke-dash="Dashed_20__28_var_29_" svg:stroke-color="#000000" draw:marker-start="CF_20_Only_20_One" draw:marker-end="CF_20_Only_20_One"/>
    </style:style>
    <style:style style:name="Coax" style:family="graphic" style:parent-style-name="Lines">
      <style:graphic-properties svg:stroke-width="0.05cm" svg:stroke-color="#000000" draw:marker-start="Circle_20_unfilled" draw:marker-start-width="0.275cm" draw:marker-end="Circle_20_unfilled" draw:marker-end-width="0.275cm"/>
    </style:style>
    <style:style style:name="Locations" style:family="graphic" style:parent-style-name="Text">
      <style:graphic-properties draw:stroke="none" draw:fill="none"/>
      <style:text-properties style:font-name="Liberation Sans1" fo:font-family="'Liberation Sans'" style:font-style-name="Bold" style:font-family-generic="swiss" style:font-pitch="variable" fo:font-size="14pt" fo:font-weight="bold"/>
    </style:style>
    <style:style style:name="External_20_Equipment" style:display-name="External Equipment" style:family="graphic" style:parent-style-name="standard">
      <style:graphic-properties draw:fill="solid" draw:fill-color="#ffffa6" draw:fill-gradient-name="Gradient_20_2" draw:fill-hatch-name="Red_20_90_20_Degrees_20_Crossed_20_1" draw:fill-image-name="Bitmap_20_1"/>
    </style:style>
    <style:style style:name="Comms_20_circuitry" style:display-name="Comms circuitry" style:family="graphic" style:parent-style-name="standard">
      <style:graphic-properties draw:fill="solid" draw:fill-color="#ffde59" draw:fill-gradient-name="Gradient_20_2" draw:fill-hatch-name="Red_20_90_20_Degrees_20_Crossed_20_1" draw:fill-image-name="Bitmap_20_1"/>
    </style:style>
    <style:style style:name="Control_20_circuitry" style:display-name="Control circuitry" style:family="graphic" style:parent-style-name="standard">
      <style:graphic-properties draw:fill="solid" draw:fill-color="#ffaa95" draw:fill-gradient-name="Gradient_20_2" draw:fill-hatch-name="Red_20_90_20_Degrees_20_Crossed_20_1" draw:fill-image-name="Bitmap_20_1"/>
    </style:style>
    <style:style style:name="Power_20_circuitry" style:display-name="Power circuitry" style:family="graphic" style:parent-style-name="standard">
      <style:graphic-properties draw:fill="solid" draw:fill-color="#ec9ba4" draw:fill-gradient-name="Gradient_20_2" draw:fill-hatch-name="Red_20_90_20_Degrees_20_Crossed_20_1" draw:fill-image-name="Bitmap_20_1"/>
      <style:text-properties style:use-window-font-color="true" loext:opacity="0%"/>
    </style:style>
    <style:style style:name="Location" style:family="graphic" style:parent-style-name="standard">
      <style:graphic-properties draw:fill="solid" draw:fill-color="#eeeeee"/>
    </style:style>
    <style:style style:name="Sub-Location" style:family="graphic" style:parent-style-name="standard">
      <style:graphic-properties draw:fill="solid" draw:fill-color="#cccccc"/>
    </style:style>
    <style:style style:name="Title" style:family="graphic" style:parent-style-name="Text">
      <style:graphic-properties draw:stroke="none" draw:fill="none"/>
      <style:text-properties fo:color="#5983b0" loext:opacity="100%" style:font-name="Liberation Sans1" fo:font-family="'Liberation Sans'" style:font-style-name="Bold" style:font-family-generic="swiss" style:font-pitch="variable" fo:font-size="18pt" style:text-underline-style="solid" style:text-underline-width="auto" style:text-underline-color="font-color" fo:font-weight="bold"/>
    </style:style>
    <style:style style:name="USB" style:family="graphic" style:parent-style-name="standard">
      <style:graphic-properties svg:stroke-width="0.05cm" draw:marker-start="Half_20_Circle" draw:marker-start-width="0.275cm" draw:marker-end="Half_20_Circle" draw:marker-end-width="0.275cm" draw:fill-gradient-name="Gradient_20_1" draw:fill-hatch-name="Red_20_90_20_Degrees_20_Crossed_20_1" draw:fill-image-name="Bitmap_20_1"/>
    </style:style>
    <style:style style:name="Cable_20_bundle" style:display-name="Cable bundle" style:family="graphic" style:parent-style-name="standard">
      <style:graphic-properties svg:stroke-width="0.1cm" svg:stroke-color="#2a6099" draw:marker-start-width="0.35cm" draw:marker-end-width="0.35cm" draw:fill-gradient-name="Gradient_20_1" draw:fill-hatch-name="Red_20_90_20_Degrees_20_Crossed_20_1" draw:fill-image-name="Bitmap_20_1"/>
    </style:style>
    <style:style style:name="Video" style:family="graphic" style:parent-style-name="standard">
      <style:graphic-properties svg:stroke-width="0.1cm" svg:stroke-color="#00a933" draw:marker-start="Triangle" draw:marker-start-width="0.35cm" draw:marker-end="Triangle" draw:marker-end-width="0.35cm" draw:fill-gradient-name="Gradient_20_1" draw:fill-hatch-name="Red_20_90_20_Degrees_20_Crossed_20_1" draw:fill-image-name="Bitmap_20_1"/>
    </style:style>
    <style:style style:name="Title_5f_1" style:display-name="Title_1" style:family="graphic" style:parent-style-name="Text">
      <style:graphic-properties draw:stroke="none" draw:fill="none"/>
      <style:text-properties fo:color="#5983b0" loext:opacity="100%" style:font-name="Liberation Sans1" fo:font-family="'Liberation Sans'" style:font-style-name="Bold" style:font-family-generic="swiss" style:font-pitch="variable" fo:font-size="18pt" style:text-underline-style="solid" style:text-underline-width="auto" style:text-underline-color="font-color" fo:font-weight="bold"/>
    </style:style>
    <style:style style:name="Scanner_20_port_20_names" style:display-name="Scanner port names" style:family="graphic" style:parent-style-name="Text">
      <style:graphic-properties draw:stroke="none" draw:fill="none"/>
      <style:text-properties style:font-name="Liberation Sans2" fo:font-family="'Liberation Sans'" style:font-style-name="Regular" style:font-family-generic="swiss" style:font-pitch="variable" fo:font-size="7pt"/>
    </style:style>
    <style:style style:name="Power_20_connection" style:display-name="Power connection" style:family="graphic" style:parent-style-name="objectwithoutfill">
      <style:graphic-properties svg:stroke-width="0.1cm" draw:marker-start-width="0.35cm" draw:marker-end-width="0.35cm" svg:stroke-linecap="round" draw:fill-gradient-name="Gradient_20_2" draw:fill-hatch-name="Red_20_90_20_Degrees_20_Crossed_20_1" draw:fill-image-name="Bitmap_20_1"/>
    </style:style>
    <style:style style:name="Bussed_20_connection" style:display-name="Bussed connection" style:family="graphic" style:parent-style-name="objectwithoutfill">
      <style:graphic-properties svg:stroke-width="0.15cm" svg:stroke-color="#2a6099" draw:marker-start-width="0.425cm" draw:marker-end-width="0.425cm" draw:fill-gradient-name="Gradient_20_2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76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24T11:21:23.928000000</meta:creation-date>
    <dc:date>2021-07-09T15:57:57.044000000</dc:date>
    <meta:editing-duration>P6DT19H16M6S</meta:editing-duration>
    <meta:editing-cycles>289</meta:editing-cycles>
    <meta:generator>LibreOffice/7.0.4.2$Windows_X86_64 LibreOffice_project/dcf040e67528d9187c66b2379df5ea4407429775</meta:generator>
    <dc:creator>Don Straney</dc:creator>
    <meta:document-statistic meta:object-count="254"/>
  </office:meta>
</office:document-meta>
</file>